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cbc1" officeooo:paragraph-rsid="0017cbc1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7cbc1" officeooo:paragraph-rsid="0017cb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During my time at Ingram Content Group, I discovered several solutions</text:p>
      <text:p text:style-name="P1"/>
      <text:p text:style-name="P3"/>
      <text:list xml:id="list867762733" text:style-name="L1">
        <text:list-item>
          <text:p text:style-name="P2">About</text:p>
          <text:list>
            <text:list-item>
              <text:p text:style-name="P2">Give overview story of life</text:p>
            </text:list-item>
            <text:list-item>
              <text:p text:style-name="P2">Experience modding games</text:p>
            </text:list-item>
            <text:list-item>
              <text:p text:style-name="P2">Mention work at Ingram</text:p>
            </text:list-item>
            <text:list-item>
              <text:p text:style-name="P2">Self taught programmer</text:p>
            </text:list-item>
            <text:list-item>
              <text:p text:style-name="P2">mention 24 hour comic day</text:p>
              <text:list>
                <text:list-item>
                  <text:p text:style-name="P2">Ask Brian if he has full PDF</text:p>
                </text:list-item>
              </text:list>
            </text:list-item>
          </text:list>
        </text:list-item>
        <text:list-item>
          <text:p text:style-name="P2">Resume</text:p>
          <text:list>
            <text:list-item>
              <text:p text:style-name="P2"><text:a xlink:type="simple" xlink:href="https://tamalsen.dev/" text:style-name="Internet_20_link" text:visited-style-name="Visited_20_Internet_20_Link">https://tamalsen.dev/</text:a></text:p>
            </text:list-item>
            <text:list-item>
              <text:p text:style-name="P2">Use above format, like the dropdown options</text:p>
            </text:list-item>
            <text:list-item>
              <text:p text:style-name="P2">Consider hosting resume file</text:p>
            </text:list-item>
            <text:list-item>
              <text:p text:style-name="P2">Projects section is cool, might add in after project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30:49.364815145</meta:creation-date>
    <dc:date>2024-04-05T19:49:41.293220105</dc:date>
    <meta:editing-duration>PT1H6M9S</meta:editing-duration>
    <meta:editing-cycles>1</meta:editing-cycles>
    <meta:document-statistic meta:table-count="0" meta:image-count="0" meta:object-count="0" meta:page-count="1" meta:paragraph-count="13" meta:word-count="73" meta:character-count="386" meta:non-whitespace-character-count="338"/>
    <meta:generator>LibreOffice/7.3.7.2$Linux_X86_64 LibreOffice_project/30$Build-2</meta:generator>
  </office:meta>
</office:document-meta>
</file>